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William Pepper</text:p>
      <text:p text:style-name="P5">Signed letter<text:tab/><text:tab/><text:tab/><text:tab/><text:tab/>Y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27, 1893</text:p>
      <text:p text:style-name="P5">Month<text:tab/><text:tab/><text:tab/><text:tab/><text:tab/><text:tab/>Octo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is available in Box 19, FF 11.</text:p>
      <text:p text:style-name="P5"/>
      <text:p text:style-name="P5">VII Transcription</text:p>
      <text:p text:style-name="P2">(Symbols: ?=uncertain; []=supplied information; /=end of line)</text:p>
      <text:p text:style-name="P2"/>
      <text:p text:style-name="P2">[Envelope]</text:p>
      <text:p text:style-name="P2">IF NOT DELIVERED WITHIN 5 DAYS, RETURN TO/</text:p>
      <text:p text:style-name="P2">1811 SPRUCE STREET,/</text:p>
      <text:p text:style-name="P2">PHILADELPHIA./</text:p>
      <text:p text:style-name="P2"/>
      <text:p text:style-name="P2">Rev. S. Morais/</text:p>
      <text:p text:style-name="P2">546 N. 5<text:span text:style-name="T1">th</text:span><text:span text:style-name="T2"> St/</text:span></text:p>
      <text:p text:style-name="P3"><text:span text:style-name="T2">City</text:span><text:span text:style-name="T3">/</text:span></text:p>
      <text:p text:style-name="P6"/>
      <text:p text:style-name="P6">[Page 1]</text:p>
      <text:p text:style-name="P7">UNIVERSITY OF PENNSYLVANIA./</text:p>
      <text:p text:style-name="P7">OFFICE OF THE PROVOST./</text:p>
      <text:p text:style-name="P8">1811 Spruce Street./</text:p>
      <text:p text:style-name="P6">Dear Dr Morais,/</text:p>
      <text:p text:style-name="P3"><text:span text:style-name="T3"><text:tab/>I understand the matter now with/ entire clearness. <text:s/>I have consulted the Committee/ and the Dean, and am glad to write you that a free/ Scholarship has been granted for this year to/ Isaac Husik./ <text:s/>Yours sincerely/ </text:span><text:span text:style-name="T2">William Pepper</text:span><text:span text:style-name="T3">/</text:span></text:p>
      <text:p text:style-name="P6">Rev S. Morais./</text:p>
      <text:p text:style-name="P6">October 27th 1893./</text:p>
      <text:p text:style-name="P6"><text:soft-page-break/></text:p>
      <text:p text:style-name="P6"><text:tab/>P. S. Dean Jayne will send you or/ Mr. Husik an order for the full amount/ of the tuition. <text:s/>This is our/ routine by which the Treasurer's/ books are kept straigh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0:22:38.74</meta:creation-date>
    <dc:date>2012-03-26T14:05:48.63</dc:date>
    <dc:creator>Penn Libraries</dc:creator>
    <meta:editing-duration>PT00H06M5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288" meta:character-count="1956"/>
  </office:meta>
</office:document-meta>
</file>